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o_20_sin_20_relleno_20_ni_20_línea">
      <style:graphic-properties draw:textarea-vertical-align="middle" draw:ole-draw-aspect="1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79cm"/>
    </style:style>
    <style:style style:name="gr5" style:family="graphic" style:parent-style-name="standard">
      <style:graphic-properties draw:stroke="none" svg:stroke-color="#000000" draw:fill="none" draw:fill-color="#ffffff" fo:min-height="0.68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fo:min-height="1.076cm"/>
    </style:style>
    <style:style style:name="gr8" style:family="graphic" style:parent-style-name="standard">
      <style:graphic-properties draw:stroke="none" svg:stroke-color="#000000" draw:fill="none" draw:fill-color="#ffffff" fo:min-height="0.678cm"/>
    </style:style>
    <style:style style:name="gr9" style:family="graphic" style:parent-style-name="standard">
      <style:graphic-properties draw:fill="none" draw:textarea-vertical-align="middle" draw:auto-grow-height="false" fo:min-height="8.135cm" fo:min-width="0cm"/>
    </style:style>
    <style:style style:name="gr10" style:family="graphic" style:parent-style-name="standard">
      <style:graphic-properties draw:stroke="none" svg:stroke-color="#000000" draw:fill="none" draw:fill-color="#ffffff" fo:min-height="1.882cm"/>
    </style:style>
    <style:style style:name="gr11" style:family="graphic" style:parent-style-name="standard">
      <style:graphic-properties draw:stroke="none" svg:stroke-color="#000000" draw:fill="none" draw:fill-color="#ffffff" fo:min-height="1.242cm"/>
    </style:style>
    <style:style style:name="gr12" style:family="graphic" style:parent-style-name="standard">
      <style:graphic-properties draw:stroke="none" svg:stroke-color="#000000" draw:fill="none" draw:fill-color="#ffffff" fo:min-height="1.245cm"/>
    </style:style>
    <style:style style:name="gr13" style:family="graphic" style:parent-style-name="standard">
      <style:graphic-properties draw:fill="none" draw:textarea-vertical-align="middle" draw:auto-grow-height="false" fo:min-height="8.288cm" fo:min-width="0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7cm" svg:height="6.195cm" svg:x="1cm" svg:y="1.1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6.8cm" svg:height="6.197cm" svg:x="1cm" svg:y="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27.6cm" svg:height="6.195cm" svg:x="0.6cm" svg:y="11.70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2" draw:layer="layout" svg:width="5.371cm" svg:height="16.452cm" svg:x="3.229cm" svg:y="1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85cm" svg:height="16.452cm" svg:x="18.9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cm" svg:height="16.349cm" svg:x="9.5cm" svg:y="1.55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293cm" svg:height="0.929cm" svg:x="10.005cm" svg:y="0.9cm">
          <draw:text-box>
            <text:p text:style-name="P2"><text:span text:style-name="T1">A) General</text:span></text:p>
          </draw:text-box>
        </draw:frame>
        <draw:frame draw:style-name="gr5" draw:text-style-name="P4" draw:layer="layout" svg:width="9.43cm" svg:height="0.93cm" svg:x="9.868cm" svg:y="11.201cm">
          <draw:text-box>
            <text:p text:style-name="P2"><text:span text:style-name="T1">C)Conformational change</text:span></text:p>
          </draw:text-box>
        </draw:frame>
        <draw:frame draw:style-name="gr4" draw:text-style-name="P4" draw:layer="layout" svg:width="9.43cm" svg:height="0.929cm" svg:x="9.868cm" svg:y="5.832cm">
          <draw:text-box>
            <text:p text:style-name="P2"><text:span text:style-name="T1">B)Affinity binding energy</text:span></text:p>
          </draw:text-box>
        </draw:frame>
        <draw:custom-shape draw:style-name="gr6" draw:text-style-name="P2" draw:layer="layout" svg:width="0.413cm" svg:height="5.671cm" draw:transform="skewX (0.000872664625997165) rotate (-1.57131992557049) translate (8.8cm 18.1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413cm" svg:height="8.4cm" draw:transform="skewX (0.000872664625997165) rotate (-1.57131992557049) translate (18cm 17.97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413cm" svg:height="6.285cm" draw:transform="skewX (0.000698131700797732) rotate (-1.57131992557049) translate (25.2cm 17.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5" draw:layer="layout" svg:width="3.239cm" svg:height="1.326cm" svg:x="4.9cm" svg:y="18.5cm">
          <draw:text-box>
            <text:p><text:span text:style-name="T1">FTdock</text:span></text:p>
          </draw:text-box>
        </draw:frame>
        <draw:frame draw:style-name="gr8" draw:text-style-name="P5" draw:layer="layout" svg:width="2.754cm" svg:height="0.928cm" svg:x="13.046cm" svg:y="18.5cm">
          <draw:text-box>
            <text:p><text:span text:style-name="T1">Zdock</text:span></text:p>
          </draw:text-box>
        </draw:frame>
        <draw:frame draw:style-name="gr5" draw:text-style-name="P5" draw:layer="layout" svg:width="2.754cm" svg:height="0.93cm" svg:x="21.146cm" svg:y="18.4cm">
          <draw:text-box>
            <text:p><text:span text:style-name="T1">Sdock</text:span></text:p>
          </draw:text-box>
        </draw:frame>
      </draw:page>
      <draw:page draw:name="page2" draw:style-name="dp1" draw:master-page-name="Predeterminado">
        <draw:g>
          <draw:frame draw:style-name="gr2" draw:text-style-name="P2" draw:layer="layout" svg:width="28.3cm" svg:height="7.011cm" svg:x="0.284cm" svg:y="1.289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" draw:text-style-name="P2" draw:layer="layout" svg:width="28.125cm" svg:height="7.099cm" svg:x="0.584cm" svg:y="6.701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2" draw:layer="layout" svg:width="28.108cm" svg:height="6.9cm" svg:x="0.601cm" svg:y="12.1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4" draw:text-style-name="P4" draw:layer="layout" svg:width="9.43cm" svg:height="0.929cm" svg:x="8.854cm" svg:y="11.471cm">
            <draw:text-box>
              <text:p text:style-name="P2"><text:span text:style-name="T1">C)Affinity binding energy</text:span></text:p>
            </draw:text-box>
          </draw:frame>
          <draw:frame draw:style-name="gr5" draw:text-style-name="P4" draw:layer="layout" svg:width="9.43cm" svg:height="0.93cm" svg:x="8.584cm" svg:y="6.27cm">
            <draw:text-box>
              <text:p text:style-name="P2"><text:span text:style-name="T1">B)Conformational change</text:span></text:p>
            </draw:text-box>
          </draw:frame>
          <draw:frame draw:style-name="gr4" draw:text-style-name="P3" draw:layer="layout" svg:width="9.293cm" svg:height="0.929cm" svg:x="7.3cm" svg:y="0.971cm">
            <draw:text-box>
              <text:p text:style-name="P2"><text:span text:style-name="T1">A) General</text:span></text:p>
            </draw:text-box>
          </draw:frame>
          <draw:g>
            <draw:custom-shape draw:style-name="gr9" draw:text-style-name="P2" draw:layer="layout" svg:width="0.663cm" svg:height="8.845cm" draw:transform="skewX (0.00139626340159546) rotate (-1.57131992557049) translate (9.829cm 18.653cm)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10" draw:text-style-name="P5" draw:layer="layout" svg:width="5.209cm" svg:height="2.132cm" svg:x="3.557cm" svg:y="19.799cm">
              <draw:text-box>
                <text:p><text:span text:style-name="T1">Ftdock</text:span></text:p>
              </draw:text-box>
            </draw:frame>
            <draw:frame draw:style-name="gr11" draw:text-style-name="P5" draw:layer="layout" svg:width="4.429cm" svg:height="1.492cm" svg:x="13.367cm" svg:y="19.799cm">
              <draw:text-box>
                <text:p><text:span text:style-name="T1">Zdock</text:span></text:p>
              </draw:text-box>
            </draw:frame>
            <draw:frame draw:style-name="gr12" draw:text-style-name="P5" draw:layer="layout" svg:width="4.428cm" svg:height="1.495cm" svg:x="22.769cm" svg:y="19.96cm">
              <draw:text-box>
                <text:p><text:span text:style-name="T1">Sdock</text:span></text:p>
              </draw:text-box>
            </draw:frame>
            <draw:custom-shape draw:style-name="gr13" draw:text-style-name="P2" draw:layer="layout" svg:width="0.664cm" svg:height="9.006cm" draw:transform="skewX (0.00139626340159546) rotate (-1.57131992557049) translate (19.157cm 18.649cm)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custom-shape draw:style-name="gr9" draw:text-style-name="P2" draw:layer="layout" svg:width="0.664cm" svg:height="8.845cm" draw:transform="skewX (0.00139626340159546) rotate (-1.57131992557049) translate (28.484cm 18.649cm)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0.484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2:36:49.991567383</meta:creation-date>
    <dc:date>2016-04-12T21:30:54.628935565</dc:date>
    <meta:editing-duration>PT3H1M38S</meta:editing-duration>
    <meta:editing-cycles>8</meta:editing-cycles>
    <meta:generator>LibreOffice/4.2.8.2$Linux_X86_64 LibreOffice_project/420m0$Build-2</meta:generator>
    <meta:document-statistic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01cm" svg:height="6.196cm" xlink:href="." xlink:type="simple" chart:class="chart:bar" chart:style-name="ch1">
        <chart:legend chart:legend-position="end" svg:x="24.736cm" svg:y="2.26cm" style:legend-expansion="high" chart:style-name="ch2"/>
        <chart:plot-area chart:style-name="ch3" chart:data-source-has-labels="both" svg:x="1.568cm" svg:y="0.123cm" svg:width="22.634cm" svg:height="5.95cm">
          <chartooo:coordinate-region svg:x="2.242cm" svg:y="0.336cm" svg:width="21.96cm" svg:height="3.491cm"/>
          <chart:axis chart:dimension="x" chart:name="primary-x" chart:style-name="ch4" chartooo:axis-type="auto">
            <chartooo:date-scale/>
            <chart:categories table:cell-range-address="local-table.$A$2:.$A$22"/>
          </chart:axis>
          <chart:axis chart:dimension="y" chart:name="primary-y" chart:style-name="ch5">
            <chart:title svg:x="0.451cm" svg:y="5.015cm" chart:style-name="ch6">
              <text:p>Success rate percentag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bar">
            <chart:data-point chart:repeated="21"/>
          </chart:series>
          <chart:series chart:style-name="ch9" chart:values-cell-range-address="local-table.$C$2:.$C$22" chart:label-cell-address="local-table.$C$1" chart:class="chart:bar">
            <chart:data-point chart:repeated="21"/>
          </chart:series>
          <chart:series chart:style-name="ch10" chart:values-cell-range-address="local-table.$D$2:.$D$22" chart:label-cell-address="local-table.$D$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01cm" svg:height="6.198cm" xlink:href="." xlink:type="simple" chart:class="chart:bar" chart:style-name="ch1">
        <chart:legend chart:legend-position="end" svg:x="24.716cm" svg:y="2.261cm" style:legend-expansion="high" chart:style-name="ch2"/>
        <chart:plot-area chart:style-name="ch3" chart:data-source-has-labels="both" svg:x="1.57cm" svg:y="0.123cm" svg:width="22.61cm" svg:height="5.952cm">
          <chartooo:coordinate-region svg:x="2.244cm" svg:y="0.336cm" svg:width="21.936cm" svg:height="3.493cm"/>
          <chart:axis chart:dimension="x" chart:name="primary-x" chart:style-name="ch4" chartooo:axis-type="auto">
            <chartooo:date-scale/>
            <chart:categories table:cell-range-address="local-table.$A$2:.$A$22"/>
          </chart:axis>
          <chart:axis chart:dimension="y" chart:name="primary-y" chart:style-name="ch5">
            <chart:title svg:x="0.451cm" svg:y="5.016cm" chart:style-name="ch6">
              <text:p>Success rate percentag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bar">
            <chart:data-point chart:repeated="21"/>
          </chart:series>
          <chart:series chart:style-name="ch9" chart:values-cell-range-address="local-table.$C$2:.$C$22" chart:label-cell-address="local-table.$C$1" chart:class="chart:bar">
            <chart:data-point chart:repeated="21"/>
          </chart:series>
          <chart:series chart:style-name="ch10" chart:values-cell-range-address="local-table.$D$2:.$D$22" chart:label-cell-address="local-table.$D$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Medium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.88235294118">
                <text:p>5.88235294118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33.3333333333">
                <text:p>33.3333333333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2.2222222222">
                <text:p>22.2222222222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55.5555555556">
                <text:p>55.5555555556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1.7647058824">
                <text:p>11.7647058824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44">
                <text:p>44.4444444444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11.1111111111">
                <text:p>11.111111111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556">
                <text:p>55.5555555556</text:p>
              </table:table-cell>
              <table:table-cell office:value-type="float" office:value="23.5294117647">
                <text:p>23.5294117647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17.6470588235">
                <text:p>17.6470588235</text:p>
              </table:table-cell>
              <table:table-cell office:value-type="float" office:value="22.2222222222">
                <text:p>22.22222222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9.4117647059">
                <text:p>29.4117647059</text:p>
              </table:table-cell>
              <table:table-cell office:value-type="float" office:value="33.3333333333">
                <text:p>33.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01cm" svg:height="6.196cm" xlink:href="." xlink:type="simple" chart:class="chart:bar" chart:style-name="ch1">
        <chart:legend svg:x="25.461cm" svg:y="0.602cm" style:legend-expansion="custom" chartooo:width="0.866cm" chartooo:height="4.454cm" style:legend-expansion-aspect-ratio="0.194431971261787" chart:style-name="ch2"/>
        <chart:plot-area chart:style-name="ch3" chart:data-source-has-labels="both" svg:x="1.991cm" svg:y="0.169cm" svg:width="22.573cm" svg:height="6.71cm">
          <chartooo:coordinate-region svg:x="2.665cm" svg:y="0.382cm" svg:width="21.899cm" svg:height="4.251cm"/>
          <chart:axis chart:dimension="x" chart:name="primary-x" chart:style-name="ch4" chartooo:axis-type="auto">
            <chartooo:date-scale/>
            <chart:categories table:cell-range-address="local-table.$A$2:.$A$22"/>
          </chart:axis>
          <chart:axis chart:dimension="y" chart:name="primary-y" chart:style-name="ch5">
            <chart:title svg:x="0.856cm" svg:y="5.441cm" chart:style-name="ch6">
              <text:p>Success rate percentage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bar">
            <chart:data-point chart:repeated="21"/>
          </chart:series>
          <chart:series chart:style-name="ch9" chart:values-cell-range-address="local-table.$C$2:.$C$22" chart:label-cell-address="local-table.$C$1" chart:class="chart:bar">
            <chart:data-point chart:repeated="21"/>
          </chart:series>
          <chart:series chart:style-name="ch10" chart:values-cell-range-address="local-table.$D$2:.$D$22" chart:label-cell-address="local-table.$D$1" chart:class="chart:bar">
            <chart:data-point chart:repeated="21"/>
          </chart:series>
          <chart:series chart:style-name="ch11" chart:values-cell-range-address="local-table.$E$2:.$E$22" chart:label-cell-address="local-table.$E$1" chart:class="chart:bar">
            <chart:data-point chart:repeated="21"/>
          </chart:series>
          <chart:series chart:style-name="ch12" chart:values-cell-range-address="local-table.$F$2:.$F$22" chart:label-cell-address="local-table.$F$1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 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40">
                <text:p>4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0">
                <text:p>4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0">
                <text:p>2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5.26315789474">
                <text:p>5.26315789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15">
                <text:p>1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25">
                <text:p>25</text:p>
              </table:table-cell>
              <table:table-cell office:value-type="float" office:value="26.3157894737">
                <text:p>26.315789473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30">
                <text:p>30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45">
                <text:p>45</text:p>
              </table:table-cell>
              <table:table-cell office:value-type="float" office:value="21.0526315789">
                <text:p>21.05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7.1428571429">
                <text:p>57.1428571429</text:p>
              </table:table-cell>
              <table:table-cell office:value-type="float" office:value="45">
                <text:p>45</text:p>
              </table:table-cell>
              <table:table-cell office:value-type="float" office:value="10.5263157895">
                <text:p>10.5263157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5">
                <text:p>3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2.8571428571">
                <text:p>42.8571428571</text:p>
              </table:table-cell>
              <table:table-cell office:value-type="float" office:value="25">
                <text:p>25</text:p>
              </table:table-cell>
              <table:table-cell office:value-type="float" office:value="15.7894736842">
                <text:p>15.789473684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01cm" svg:height="7.012cm" xlink:href="." xlink:type="simple" chart:class="chart:bar" chart:style-name="ch1">
        <chart:legend svg:x="16.62cm" svg:y="0.587cm" style:legend-expansion="custom" chartooo:width="11.058cm" chartooo:height="0.865cm" style:legend-expansion-aspect-ratio="12.7838150289017" chart:style-name="ch2"/>
        <chart:plot-area chart:style-name="ch3" chart:data-source-has-labels="both" svg:x="0.898cm" svg:y="0.375cm" svg:width="26.938cm" svg:height="7.497cm">
          <chartooo:coordinate-region svg:x="1.572cm" svg:y="0.588cm" svg:width="26.264cm" svg:height="4.282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 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MJ3h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0.9090909091">
                <text:p>30.9090909091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0">
                <text:p>20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.63636363636">
                <text:p>3.63636363636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6cm" svg:height="7.1cm" xlink:href="." xlink:type="simple" chart:class="chart:bar" chart:style-name="ch1">
        <chart:legend svg:x="19.631cm" svg:y="0.355cm" style:legend-expansion="custom" chartooo:width="7.571cm" chartooo:height="0.692cm" style:legend-expansion-aspect-ratio="10.9407514450867" chart:style-name="ch2"/>
        <chart:plot-area chart:style-name="ch3" chart:data-source-has-labels="both" svg:x="0.562cm" svg:y="0.142cm" svg:width="27.002cm" svg:height="6.816cm">
          <chartooo:coordinate-region svg:x="1.236cm" svg:y="0.355cm" svg:width="26.328cm" svg:height="3.601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series chart:style-name="ch10" chart:values-cell-range-address="local-table.$E$2:.$E$33" chart:label-cell-address="local-table.$E$1" chart:class="chart:bar">
            <chart:data-point chart:repeated="32"/>
          </chart:series>
          <chart:series chart:style-name="ch11" chart:values-cell-range-address="local-table.$F$2:.$F$33" chart:label-cell-address="local-table.$F$1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 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CP_MJ3h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5">
                <text:p>1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5">
                <text:p>35</text:p>
              </table:table-cell>
              <table:table-cell office:value-type="float" office:value="5.26315789">
                <text:p>5.2631578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5">
                <text:p>1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40">
                <text:p>4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40">
                <text:p>4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40">
                <text:p>4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40">
                <text:p>4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5.26315789">
                <text:p>5.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15">
                <text:p>1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0">
                <text:p>4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0">
                <text:p>2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5.26315789">
                <text:p>5.263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5">
                <text:p>25</text:p>
              </table:table-cell>
              <table:table-cell office:value-type="float" office:value="26.31578947">
                <text:p>26.315789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15">
                <text:p>1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20">
                <text:p>20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5">
                <text:p>45</text:p>
              </table:table-cell>
              <table:table-cell office:value-type="float" office:value="5.26315789">
                <text:p>5.2631578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25">
                <text:p>2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30">
                <text:p>30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35">
                <text:p>3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5">
                <text:p>25</text:p>
              </table:table-cell>
              <table:table-cell office:value-type="float" office:value="26.31578947">
                <text:p>26.3157894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7.14285714">
                <text:p>57.14285714</text:p>
              </table:table-cell>
              <table:table-cell office:value-type="float" office:value="45">
                <text:p>45</text:p>
              </table:table-cell>
              <table:table-cell office:value-type="float" office:value="10.52631579">
                <text:p>10.52631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5">
                <text:p>25</text:p>
              </table:table-cell>
              <table:table-cell office:value-type="float" office:value="15.78947368">
                <text:p>15.7894736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45">
                <text:p>45</text:p>
              </table:table-cell>
              <table:table-cell office:value-type="float" office:value="21.05263158">
                <text:p>21.0526315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09cm" svg:height="6.901cm" xlink:href="." xlink:type="simple" chart:class="chart:bar" chart:style-name="ch1">
        <chart:legend svg:x="18.499cm" svg:y="0.138cm" style:legend-expansion="custom" chartooo:width="9.281cm" chartooo:height="0.952cm" style:legend-expansion-aspect-ratio="9.74894957983193" chart:style-name="ch2"/>
        <chart:plot-area chart:style-name="ch3" chart:data-source-has-labels="both" svg:x="0.562cm" svg:y="0.138cm" svg:width="26.985cm" svg:height="6.625cm">
          <chartooo:coordinate-region svg:x="1.236cm" svg:y="0.352cm" svg:width="26.311cm" svg:height="3.409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CP_MJ3h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0.81081081">
                <text:p>10.81081081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">
                <text:p>22.22222222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0.81081081">
                <text:p>10.81081081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11.11111111">
                <text:p>11.11111111</text:p>
              </table:table-cell>
              <table:table-cell office:value-type="float" office:value="24.32432432">
                <text:p>24.3243243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.7027027">
                <text:p>2.7027027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8.10810811">
                <text:p>8.10810811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22.22222222">
                <text:p>22.22222222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3.51351351">
                <text:p>13.5135135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  <table:table-row>
              <table:table-cell office:value-type="string">
                <text:p>CP_E3D_MIN</text:p>
              </table:table-cell>
              <table:table-cell office:value-type="float" office:value="11.11111111">
                <text:p>11.11111111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4.32432432">
                <text:p>24.32432432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44.44444444">
                <text:p>44.44444444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55.55555556">
                <text:p>55.55555556</text:p>
              </table:table-cell>
              <table:table-cell office:value-type="float" office:value="18.91891892">
                <text:p>18.9189189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21621622">
                <text:p>16.21621622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62162162">
                <text:p>21.621621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